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5">
      <style:text-properties officeooo:paragraph-rsid="0339ebde"/>
    </style:style>
    <style:style style:name="P27"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28" style:family="paragraph" style:parent-style-name="Standard" style:list-style-name="L13">
      <style:text-properties officeooo:rsid="003e4ce5" officeooo:paragraph-rsid="003e4ce5"/>
    </style:style>
    <style:style style:name="P29" style:family="paragraph" style:parent-style-name="Standard" style:list-style-name="L14">
      <style:text-properties officeooo:rsid="00450b6f" officeooo:paragraph-rsid="00450b6f" style:font-size-complex="14pt"/>
    </style:style>
    <style:style style:name="P30" style:family="paragraph" style:parent-style-name="Standard">
      <style:text-properties officeooo:rsid="0087f533" officeooo:paragraph-rsid="0087f533" style:font-size-complex="14pt"/>
    </style:style>
    <style:style style:name="P31" style:family="paragraph" style:parent-style-name="Standard">
      <style:text-properties officeooo:rsid="00af6820" officeooo:paragraph-rsid="00af6820" style:font-size-complex="14pt"/>
    </style:style>
    <style:style style:name="P32" style:family="paragraph" style:parent-style-name="Standard">
      <style:text-properties officeooo:rsid="009bc902" officeooo:paragraph-rsid="009bc902"/>
    </style:style>
    <style:style style:name="P33" style:family="paragraph" style:parent-style-name="Standard">
      <style:text-properties officeooo:rsid="00a8901a" officeooo:paragraph-rsid="00a8901a"/>
    </style:style>
    <style:style style:name="P34" style:family="paragraph" style:parent-style-name="Standard">
      <style:text-properties officeooo:rsid="0029af03" officeooo:paragraph-rsid="0029af03"/>
    </style:style>
    <style:style style:name="P35" style:family="paragraph" style:parent-style-name="Text_20_body" style:list-style-name="L5">
      <style:paragraph-properties fo:line-height="150%"/>
      <style:text-properties officeooo:paragraph-rsid="0339ebde"/>
    </style:style>
    <style:style style:name="P36" style:family="paragraph" style:parent-style-name="Text_20_body" style:list-style-name="L1">
      <style:paragraph-properties fo:line-height="115%" fo:text-align="justify" style:justify-single-word="false"/>
      <style:text-properties officeooo:rsid="002e3e79" officeooo:paragraph-rsid="002e3e79"/>
    </style:style>
    <style:style style:name="P37" style:family="paragraph" style:parent-style-name="Text_20_body" style:list-style-name="L1">
      <style:paragraph-properties fo:line-height="115%" fo:text-align="justify" style:justify-single-word="false"/>
      <style:text-properties officeooo:rsid="002e3e79" officeooo:paragraph-rsid="00a6b0b4"/>
    </style:style>
    <style:style style:name="P38"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39" style:family="paragraph" style:parent-style-name="Text_20_body" style:list-style-name="L2">
      <style:paragraph-properties fo:line-height="115%"/>
      <style:text-properties officeooo:rsid="00616dfe" officeooo:paragraph-rsid="00616dfe" style:font-size-complex="14pt"/>
    </style:style>
    <style:style style:name="P40" style:family="paragraph" style:parent-style-name="Text_20_body" style:list-style-name="L3">
      <style:paragraph-properties fo:line-height="115%"/>
      <style:text-properties officeooo:rsid="00665a6a" officeooo:paragraph-rsid="00665a6a" style:font-size-complex="14pt"/>
    </style:style>
    <style:style style:name="P41" style:family="paragraph" style:parent-style-name="Text_20_body">
      <style:paragraph-properties fo:line-height="115%"/>
      <style:text-properties officeooo:rsid="002f6f84" officeooo:paragraph-rsid="002f6f84" style:font-size-complex="14pt"/>
    </style:style>
    <style:style style:name="P42" style:family="paragraph" style:parent-style-name="Text_20_body" style:list-style-name="L2">
      <style:paragraph-properties fo:line-height="115%"/>
      <style:text-properties officeooo:rsid="00a1c421" officeooo:paragraph-rsid="00a1c421" style:font-size-complex="14pt"/>
    </style:style>
    <style:style style:name="P43" style:family="paragraph" style:parent-style-name="Text_20_body">
      <style:paragraph-properties fo:line-height="115%"/>
      <style:text-properties officeooo:rsid="0030b3d3" officeooo:paragraph-rsid="00614ed4" style:font-size-complex="14pt"/>
    </style:style>
    <style:style style:name="P44" style:family="paragraph" style:parent-style-name="Text_20_body">
      <style:paragraph-properties fo:line-height="115%"/>
      <style:text-properties officeooo:rsid="0062ae10" officeooo:paragraph-rsid="0062ae10" style:font-size-complex="14pt"/>
    </style:style>
    <style:style style:name="P45"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46" style:family="paragraph" style:parent-style-name="Text_20_body" style:list-style-name="L4">
      <style:text-properties officeooo:paragraph-rsid="0339ebde"/>
    </style:style>
    <style:style style:name="P47" style:family="paragraph" style:parent-style-name="Text_20_body" style:list-style-name="L6">
      <style:paragraph-properties fo:text-align="justify" style:justify-single-word="false"/>
      <style:text-properties officeooo:rsid="0214edb4" officeooo:paragraph-rsid="0214edb4"/>
    </style:style>
    <style:style style:name="P48" style:family="paragraph" style:parent-style-name="Text_20_body">
      <style:text-properties officeooo:rsid="0214edb4" officeooo:paragraph-rsid="0029af03"/>
    </style:style>
    <style:style style:name="P49" style:family="paragraph" style:parent-style-name="Text_20_body" style:list-style-name="L6">
      <style:paragraph-properties fo:text-align="justify" style:justify-single-word="false"/>
      <style:text-properties officeooo:rsid="02162c7b" officeooo:paragraph-rsid="02162c7b"/>
    </style:style>
    <style:style style:name="P50" style:family="paragraph" style:parent-style-name="Text_20_body" style:list-style-name="L6">
      <style:paragraph-properties fo:text-align="justify" style:justify-single-word="false"/>
      <style:text-properties officeooo:rsid="021800e6" officeooo:paragraph-rsid="021800e6"/>
    </style:style>
    <style:style style:name="P51" style:family="paragraph" style:parent-style-name="Text_20_body" style:list-style-name="L7">
      <style:paragraph-properties fo:text-align="justify" style:justify-single-word="false"/>
      <style:text-properties officeooo:rsid="0216b28a" officeooo:paragraph-rsid="0216b28a"/>
    </style:style>
    <style:style style:name="P52" style:family="paragraph" style:parent-style-name="Text_20_body" style:list-style-name="L7">
      <style:paragraph-properties fo:text-align="justify" style:justify-single-word="false"/>
      <style:text-properties officeooo:rsid="0221a294" officeooo:paragraph-rsid="0221a294"/>
    </style:style>
    <style:style style:name="P53" style:family="paragraph" style:parent-style-name="Text_20_body" style:list-style-name="L7">
      <style:paragraph-properties fo:text-align="justify" style:justify-single-word="false"/>
      <style:text-properties officeooo:rsid="02237074" officeooo:paragraph-rsid="02237074"/>
    </style:style>
    <style:style style:name="P54" style:family="paragraph" style:parent-style-name="Text_20_body" style:list-style-name="L8">
      <style:paragraph-properties fo:text-align="justify" style:justify-single-word="false"/>
      <style:text-properties officeooo:rsid="0239f790" officeooo:paragraph-rsid="0239f790"/>
    </style:style>
    <style:style style:name="P55" style:family="paragraph" style:parent-style-name="Text_20_body">
      <style:paragraph-properties fo:text-align="justify" style:justify-single-word="false"/>
      <style:text-properties officeooo:rsid="0239f790" officeooo:paragraph-rsid="007d9e2c"/>
    </style:style>
    <style:style style:name="P56" style:family="paragraph" style:parent-style-name="Text_20_body">
      <style:paragraph-properties fo:text-align="justify" style:justify-single-word="false"/>
      <style:text-properties officeooo:rsid="0239f790" officeooo:paragraph-rsid="0239f790"/>
    </style:style>
    <style:style style:name="P57" style:family="paragraph" style:parent-style-name="Text_20_body" style:list-style-name="L9">
      <style:paragraph-properties fo:text-align="justify" style:justify-single-word="false"/>
      <style:text-properties officeooo:rsid="023db81f" officeooo:paragraph-rsid="023db81f"/>
    </style:style>
    <style:style style:name="P58" style:family="paragraph" style:parent-style-name="Text_20_body" style:list-style-name="L10">
      <style:paragraph-properties fo:text-align="justify" style:justify-single-word="false"/>
      <style:text-properties officeooo:rsid="023db81f" officeooo:paragraph-rsid="023db81f"/>
    </style:style>
    <style:style style:name="P59"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0"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1" style:family="paragraph" style:parent-style-name="Text_20_body" style:list-style-name="L11">
      <style:paragraph-properties fo:text-align="justify" style:justify-single-word="false"/>
    </style:style>
    <style:style style:name="P62" style:family="paragraph" style:parent-style-name="Text_20_body" style:list-style-name="L12">
      <style:paragraph-properties fo:text-align="justify" style:justify-single-word="false"/>
    </style:style>
    <style:style style:name="P63" style:family="paragraph" style:parent-style-name="Text_20_body" style:list-style-name="L12">
      <style:paragraph-properties fo:text-align="justify" style:justify-single-word="false"/>
      <style:text-properties officeooo:paragraph-rsid="01f5042b"/>
    </style:style>
    <style:style style:name="P64" style:family="paragraph" style:parent-style-name="Text_20_body" style:list-style-name="L12">
      <style:paragraph-properties fo:text-align="justify" style:justify-single-word="false"/>
      <style:text-properties officeooo:paragraph-rsid="01d692da"/>
    </style:style>
    <style:style style:name="P65" style:family="paragraph" style:parent-style-name="Text_20_body">
      <style:paragraph-properties fo:text-align="justify" style:justify-single-word="false"/>
      <style:text-properties officeooo:paragraph-rsid="0216b28a"/>
    </style:style>
    <style:style style:name="P66" style:family="paragraph" style:parent-style-name="Text_20_body" style:list-style-name="L12">
      <style:paragraph-properties fo:text-align="justify" style:justify-single-word="false"/>
      <style:text-properties officeooo:rsid="02d3dbd4" officeooo:paragraph-rsid="02d3dbd4"/>
    </style:style>
    <style:style style:name="P6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68" style:family="paragraph" style:parent-style-name="Text_20_body">
      <style:paragraph-properties fo:line-height="115%"/>
      <style:text-properties officeooo:rsid="009605ba" officeooo:paragraph-rsid="009605ba"/>
    </style:style>
    <style:style style:name="P69" style:family="paragraph" style:parent-style-name="Text_20_body" style:list-style-name="L15">
      <style:paragraph-properties fo:line-height="115%"/>
      <style:text-properties officeooo:rsid="009605ba" officeooo:paragraph-rsid="009605ba"/>
    </style:style>
    <style:style style:name="P70" style:family="paragraph" style:parent-style-name="Text_20_body" style:list-style-name="L15">
      <style:paragraph-properties fo:line-height="115%"/>
      <style:text-properties officeooo:rsid="0096da0d" officeooo:paragraph-rsid="0096da0d"/>
    </style:style>
    <style:style style:name="P71" style:family="paragraph" style:parent-style-name="Text_20_body">
      <style:paragraph-properties fo:line-height="115%"/>
      <style:text-properties officeooo:rsid="0096da0d" officeooo:paragraph-rsid="0096da0d"/>
    </style:style>
    <style:style style:name="P7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4" style:family="paragraph" style:parent-style-name="Text_20_body">
      <style:text-properties officeooo:paragraph-rsid="0339ebde"/>
    </style:style>
    <style:style style:name="P75" style:family="paragraph" style:parent-style-name="Text_20_body">
      <style:paragraph-properties fo:text-align="justify" style:justify-single-word="false"/>
      <style:text-properties officeooo:rsid="023a04f5" officeooo:paragraph-rsid="023a04f5"/>
    </style:style>
    <style:style style:name="P76" style:family="paragraph" style:parent-style-name="Text_20_body">
      <style:paragraph-properties fo:line-height="115%" fo:text-align="justify" style:justify-single-word="false"/>
    </style:style>
    <style:style style:name="P77" style:family="paragraph" style:parent-style-name="Text_20_body">
      <style:paragraph-properties fo:line-height="115%" fo:text-align="justify" style:justify-single-word="false"/>
      <style:text-properties officeooo:paragraph-rsid="00217f6a"/>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3">
      <style:paragraph-properties fo:line-height="115%"/>
      <style:text-properties officeooo:paragraph-rsid="00665a6a"/>
    </style:style>
    <style:style style:name="P81" style:family="paragraph" style:parent-style-name="Text_20_body">
      <style:paragraph-properties fo:line-height="115%"/>
      <style:text-properties officeooo:paragraph-rsid="006f1291"/>
    </style:style>
    <style:style style:name="P82" style:family="paragraph" style:parent-style-name="Text_20_body">
      <style:paragraph-properties fo:line-height="115%"/>
      <style:text-properties officeooo:paragraph-rsid="00955070"/>
    </style:style>
    <style:style style:name="P83" style:family="paragraph" style:parent-style-name="Text_20_body">
      <style:paragraph-properties fo:break-before="page"/>
      <style:text-properties officeooo:paragraph-rsid="0339ebd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85" style:family="paragraph" style:parent-style-name="Heading_20_1">
      <style:paragraph-properties fo:break-before="page"/>
    </style:style>
    <style:style style:name="P86" style:family="paragraph" style:parent-style-name="Heading_20_2">
      <style:text-properties officeooo:rsid="009e4c29" officeooo:paragraph-rsid="009e4c29"/>
    </style:style>
    <style:style style:name="P87" style:family="paragraph" style:parent-style-name="Heading_20_2">
      <style:text-properties officeooo:rsid="00a8901a" officeooo:paragraph-rsid="00a8901a"/>
    </style:style>
    <style:style style:name="P88" style:family="paragraph" style:parent-style-name="Heading_20_2">
      <style:text-properties officeooo:rsid="0029af03" officeooo:paragraph-rsid="0029af03"/>
    </style:style>
    <style:style style:name="P89"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30">Tôi xin chân thành cảm ơn trường THPT Chuyên Lê Quý Đôn đã tạo mọi điều kiện có thể để tôi có thể được thực hiện nghiên cứu này.</text:p>
      <text:p text:style-name="P31">Một lần nữa, tôi xin chân thành cảm ơn các đơn vị đã cùng đồng hành với tôi trong suốt hành trình thực hiện nghiên cứu này.</text:p>
      <text:p text:style-name="P30"/>
      <text:h text:style-name="P12" text:outline-level="1"><text:bookmark-start text:name="_Toc465412549"/>TÓM TẮT NỘI DUNG DỰ ÁN<text:bookmark-end text:name="_Toc465412549"/></text:h>
      <text:p text:style-name="P84">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76"><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77">Để đạt được các mục tiêu ở trên, hệ thống bao gồm các thành phần như sau:</text:p>
      <text:list xml:id="list1211797485852765859" text:style-name="L1">
        <text:list-item>
          <text:p text:style-name="P78">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36">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76">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1">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45"><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3">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38">Chất ô nhiễm dạng ga (SO<text:span text:style-name="T8">x</text:span>, NO<text:span text:style-name="T8">x</text:span>, CO, O<text:span text:style-name="T8">3</text:span>, …)</text:p>
        </text:list-item>
        <text:list-item>
          <text:p text:style-name="P38">Các phần tử bụi <text:span text:style-name="T82">(PM 10, PM2.5, ...)</text:span></text:p>
        </text:list-item>
        <text:list-item>
          <text:p text:style-name="P39">Kim loại nặng</text:p>
        </text:list-item>
        <text:list-item>
          <text:p text:style-name="P42">Các chất ô nhiễm hữu cơ bền vững (dioxin, ...)</text:p>
        </text:list-item>
      </text:list>
      <text:p text:style-name="P44">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44">Đã có rất nhiều nghiên cứu được tiến hành để đánh giá ảnh hưởng của các nhân tố này đối với sức khỏe con người. Ví dụ như:</text:p>
      <text:list xml:id="list2274730241434307665" text:style-name="L3">
        <text:list-item>
          <text:p text:style-name="P40">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0"><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67"><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1"><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2"><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4459967091458" text:continue-list="list1211797485852765859" text:style-name="L1">
        <text:list-item>
          <text:p text:style-name="P79">Một thiết bị được <text:span text:style-name="T24">trang bị một số cảm biến có thể đo đạc được sự xuất hiện của các nhân tố gây ô nhiễm kể trên</text:span></text:p>
        </text:list-item>
        <text:list-item>
          <text:p text:style-name="P37"><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68"><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69"><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0"><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1"><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87" text:outline-level="2">Mục tiêu nghiên cứu</text:h>
      <text:p text:style-name="P33">Hệ thống mà nghiên cứu này thực hiện sẽ phải đạt được nhũng yêu cầu và mục tiêu sau đây:</text:p>
      <text:p text:style-name="P33"/>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14"/>
      <text:p text:style-name="P14">Nghiên cứu được chia làm hai phần: thiết kế thiết bị quan trắc và thiết kế trang web người dùng.</text:p>
      <text:p text:style-name="P14">Về thiết bị quan trắc:</text:p>
      <text:list xml:id="list6127060262968265682" text:style-name="L4">
        <text:list-item>
          <text:p text:style-name="P46">Mạch điều khiển chính là mạch Arduino Nano sẽ sử dụng các cảm biến đầu vào để xác định nồng độ các chất trong không khí</text:p>
        </text:list-item>
        <text:list-item>
          <text:p text:style-name="P46">Nồng độ đo được sẽ được thông báo trên màn hình LCD, đồng thời được gửi lên máy chủ nếu có kết nối</text:p>
        </text:list-item>
        <text:list-item>
          <text:p text:style-name="P46">Nếu nồng độ vượt quá mức cho phép thì thiết bị sẽ đổi màu của đèn LED và phát loa như là một phương thức cảnh báo.</text:p>
        </text:list-item>
      </text:list>
      <text:p text:style-name="P14"/>
      <text:p text:style-name="P83">Về trang web:</text:p>
      <text:list xml:id="list1655272596154417437" text:style-name="L5">
        <text:list-item>
          <text:p text:style-name="P3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6"/>
        </text:list-item>
      </text:list>
      <text:h text:style-name="P12" text:outline-level="1"><text:bookmark-start text:name="_Toc465412552"/>PHƯƠNG PHÁP NGHIÊN CỨU<text:bookmark-end text:name="_Toc465412552"/> </text:h>
      <text:h text:style-name="P88" text:outline-level="2">Thiết bị quan trắc</text:h>
      <text:p text:style-name="P34"><draw:frame draw:style-name="fr3"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47">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4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0">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5"/>
      <text:p text:style-name="P65"><text:span text:style-name="T87">Các module cảm biến mà thiết bị sử dụng bao gồm:</text:span></text:p>
      <text:list xml:id="list3025219236549010521" text:style-name="L7">
        <text:list-item>
          <text:p text:style-name="P51">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2">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3">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9"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5"><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7">Ngoài những thư viện trên thì trang web còn sử dụng thêm các thư viện:</text:p>
      <text:list xml:id="list3567895844024836845" text:style-name="L8">
        <text:list-item>
          <text:p text:style-name="P54">bcrypt: mã hoá mật khẩu sử dụng thuật toán Bcrypt.</text:p>
        </text:list-item>
        <text:list-item>
          <text:p text:style-name="P54">boto3: API giúp chương trình giao tiếp với Amazon SES và Amazon SNS.</text:p>
        </text:list-item>
        <text:list-item>
          <text:p text:style-name="P54">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5"><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57">Nạp, cập nhật dữ liệu và thay đổi dữ liệu trong trang web mà không cần phải khởi tạo lại trang (sử dụng JQuery)</text:p>
        </text:list-item>
      </text:list>
      <text:list xml:id="list510324423324202641" text:style-name="L10">
        <text:list-item>
          <text:p text:style-name="P58">Hiển thị bản đồ (sử dụng Google Maps JavaScript API)</text:p>
        </text:list-item>
        <text:list-item>
          <text:p text:style-name="P58"><text:soft-page-break/>Vẽ biểu đồ sử dụng <text:span text:style-name="T23">thư viện </text:span>Highstocks.</text:p>
        </text:list-item>
        <text:list-item>
          <text:p text:style-name="P59">Cập nhật dữ liệu theo thời gian thực sử dụng thư viện Sockets.IO.</text:p>
        </text:list-item>
        <text:list-item>
          <text:p text:style-name="P60">Một số thư viện khác:</text:p>
          <text:list>
            <text:list-item>
              <text:p text:style-name="P60">Gợi ý và nhập nhãn sử dụng bootstrap-tagsinput và typeahead.js</text:p>
            </text:list-item>
            <text:list-item>
              <text:p text:style-name="P60">Hiển thị thời gian sử dụng moment.js</text:p>
            </text:list-item>
            <text:list-item>
              <text:p text:style-name="P60">Chỉnh sửa ảnh sử dụng cropit.js <text:span text:style-name="T16">(để người dùng có thể đặt avatar)</text:span></text:p>
            </text:list-item>
            <text:list-item>
              <text:p text:style-name="P27">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1">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1">Hiển thị các thông số đo được trên một màn hình LCD kích thước <text:span text:style-name="T35">20x4.</text:span></text:p>
        </text:list-item>
        <text:list-item>
          <text:p text:style-name="P61">Cảnh báo với người dùng thông qua các kênh:</text:p>
          <text:list>
            <text:list-item>
              <text:p text:style-name="P61">Đèn LED ba màu <text:span text:style-name="T36">(xanh, vàng, đỏ ứng với mức độ cảnh báo)</text:span></text:p>
            </text:list-item>
            <text:list-item>
              <text:p text:style-name="P61">Email và SMS thông qua trang web</text:p>
            </text:list-item>
          </text:list>
        </text:list-item>
        <text:list-item>
          <text:p text:style-name="P61">Kết nối wifi thông qua module <text:span text:style-name="T37">ESP-12 và tự động gửi thông tin lên máy chủ định kì trong một khoảng thời gian nhất định là 5 phút một lần.</text:span></text:p>
        </text:list-item>
        <text:list-item>
          <text:p text:style-name="P61">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3">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2">Cho phép người dùng tạo tài khoản để phục vụ nhiều mục đích khác nhau, <text:span text:style-name="T40">như:</text:span></text:p>
          <text:list>
            <text:list-item>
              <text:p text:style-name="P62">Cho phép người dùng thêm mới, quản lý và sửa đổi thông tin của các trạm quan trắc thuộc quyền sở hữu của mình.</text:p>
            </text:list-item>
            <text:list-item>
              <text:p text:style-name="P62">Cho phép người dùng đăng kí nhận tin khi một trạm quan trắc nào đó có số đo ở mức nguy hiểm thông qua việc gửi email và nhắn tin <text:span text:style-name="T41">SMS</text:span> tới người dùng.</text:p>
            </text:list-item>
            <text:list-item>
              <text:p text:style-name="P62">Cho phép ẩn một trạm, nghĩa là ngoài người chủ ra thì không ai có thể truy cập và xem thông tin về trạm đó.</text:p>
            </text:list-item>
          </text:list>
        </text:list-item>
        <text:list-item>
          <text:p text:style-name="P62"><text:soft-page-break/>Cung cấp một số hàm API cho việc tích hợp trang web với các ứng dụng ngoài</text:p>
        </text:list-item>
        <text:list-item>
          <text:p text:style-name="P64">Cho phép truy cập vào <text:span text:style-name="T40">cơ</text:span> <text:span text:style-name="T42">sở </text:span>dữ liệu thông qua ba cách:</text:p>
          <text:list>
            <text:list-item>
              <text:p text:style-name="P64">Thông qua các hàm API đối với các truy vấn nhỏ.</text:p>
            </text:list-item>
            <text:list-item>
              <text:p text:style-name="P64">Cho phép xuất và tải về số liệu của các trạm dưới các định dạng JSON <text:span text:style-name="T41">và CSV</text:span></text:p>
            </text:list-item>
            <text:list-item>
              <text:p text:style-name="P64">Cho phép người dùng thực thi truy vấn trực tiếp trong cơ sở dữ liệu của trang web thông qua việc viết các truy vấn SQL trả về kết quả.</text:p>
            </text:list-item>
          </text:list>
        </text:list-item>
        <text:list-item>
          <text:p text:style-name="P66">Cho phép phân loại các trạm theo các nhãn (tag)</text:p>
        </text:list-item>
        <text:list-item>
          <text:p text:style-name="P66">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8">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9">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2">So với các dự án Air Quality Egg và Smart Citizen Kit đã nêu ở trên, sản phẩm của tôi vẫn còn thiết khá nhiều cảm biến, ví dụ như cảm biến nồng độ <text:span text:style-name="T85">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2">arduino-info (). <text:span text:style-name="T46">RF24L01 2.4GHz Radio/Wireless Transceivers How-To</text:span>, <text:s/>.</text:p>
        <text:p text:style-name="P73">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3">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2">SHARP Corporation (<text:span text:style-name="T63">2006</text:span>). <text:span text:style-name="T46">GP2Y1010AU0F: Compact Optical Dust Sensor</text:span>, <text:s/>.</text:p>
        <text:p text:style-name="P73">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3">Kampa, M. and Castanas, E.<text:span text:style-name="T62"> (</text:span>2008<text:span text:style-name="T62">). </text:span><text:span text:style-name="T48">Human health effects of air pollution</text:span><text:span text:style-name="T62">, Environmental Pollution 151 : 362-367.</text:span></text:p>
        <text:p text:style-name="P72">Libelium Comunicaciones Distribuidas, S.L. (<text:span text:style-name="T63">2016b</text:span>). <text:span text:style-name="T46">Extreme Range Links: LoRa 868 / 900MHz SX1272 LoRa module for Arduino Waspmote and Raspberry Pi</text:span>, <text:s/>.</text:p>
        <text:p text:style-name="P72">Libelium Comunicaciones Distribuidas, S.L. (<text:span text:style-name="T63">2016a</text:span>). <text:span text:style-name="T46">Waspmote-LoRa-868MHz_915MHz-SX1272 Networking Guide</text:span>, <text:s/>.</text:p>
        <text:p text:style-name="P72">Henan Hanwei Electronics Co. Ltd. (<text:span text:style-name="T63">2016</text:span>). <text:span text:style-name="T46">MQ-9 Semiconductor Sensor for CO/Combustible Gas</text:span>, <text:s/>.</text:p>
        <text:p text:style-name="P73">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2">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9</meta:editing-cycles>
    <meta:creation-date>2016-10-28T03:04:00</meta:creation-date>
    <dc:date>2016-11-25T00:44:59.365214741</dc:date>
    <meta:editing-duration>PT17H32M34S</meta:editing-duration>
    <meta:generator>LibreOffice/5.2.3.3$Linux_X86_64 LibreOffice_project/20m0$Build-3</meta:generator>
    <meta:document-statistic meta:table-count="0" meta:image-count="5" meta:object-count="0" meta:page-count="18" meta:paragraph-count="146" meta:word-count="3441" meta:character-count="16147" meta:non-whitespace-character-count="128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